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DNODE_20190509163329" table:style-name="ta1">
        <table:shapes>
          <draw:frame draw:z-index="0" draw:style-name="gr1" draw:text-style-name="P1" svg:width="237.36mm" svg:height="133.44mm" svg:x="194mm" svg:y="5.93mm">
            <loext:p draw:notify-on-update-of-ranges="ENDNODE_20190509163329.A2:ENDNODE_20190509163329.A53 ENDNODE_20190509163329.C1:ENDNODE_20190509163329.C1 ENDNODE_20190509163329.C2:ENDNODE_20190509163329.C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ntador</text:p>
          </table:table-cell>
          <table:table-cell office:value-type="string" calcext:value-type="string">
            <text:p>rx_timestamp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sftx</text:p>
          </table:table-cell>
          <table:table-cell office:value-type="string" calcext:value-type="string">
            <text:p>sfrx</text:p>
          </table:table-cell>
          <table:table-cell office:value-type="string" calcext:value-type="string">
            <text:p>tx_trials</text:p>
          </table:table-cell>
          <table:table-cell office:value-type="string" calcext:value-type="string">
            <text:p>tx_power</text:p>
          </table:table-cell>
          <table:table-cell office:value-type="string" calcext:value-type="string">
            <text:p>tx_time_on_air</text:p>
          </table:table-cell>
          <table:table-cell office:value-type="string" calcext:value-type="string">
            <text:p>tx_counter</text:p>
          </table:table-cell>
          <table:table-cell office:value-type="string" calcext:value-type="string">
            <text:p>tx_frequency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140867" calcext:value-type="float">
            <text:p>122140867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9978868" calcext:value-type="float">
            <text:p>119978868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782866" calcext:value-type="float">
            <text:p>113782866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620867" calcext:value-type="float">
            <text:p>111620867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458859" calcext:value-type="float">
            <text:p>109458859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5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7296862" calcext:value-type="float">
            <text:p>107296862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134863" calcext:value-type="float">
            <text:p>105134863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972863" calcext:value-type="float">
            <text:p>102972863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810864" calcext:value-type="float">
            <text:p>100810864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8648864" calcext:value-type="float">
            <text:p>98648864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486866" calcext:value-type="float">
            <text:p>96486866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324867" calcext:value-type="float">
            <text:p>94324867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162868" calcext:value-type="float">
            <text:p>92162868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000861" calcext:value-type="float">
            <text:p>9000086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838862" calcext:value-type="float">
            <text:p>87838862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676864" calcext:value-type="float">
            <text:p>85676864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3514866" calcext:value-type="float">
            <text:p>83514866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352866" calcext:value-type="float">
            <text:p>81352866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190859" calcext:value-type="float">
            <text:p>79190859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028861" calcext:value-type="float">
            <text:p>77028861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866861" calcext:value-type="float">
            <text:p>74866861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704862" calcext:value-type="float">
            <text:p>72704862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542863" calcext:value-type="float">
            <text:p>70542863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380866" calcext:value-type="float">
            <text:p>68380866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218859" calcext:value-type="float">
            <text:p>66218859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056868" calcext:value-type="float">
            <text:p>64056868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894861" calcext:value-type="float">
            <text:p>6189486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732868" calcext:value-type="float">
            <text:p>59732868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5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570862" calcext:value-type="float">
            <text:p>57570862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408863" calcext:value-type="float">
            <text:p>55408863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246864" calcext:value-type="float">
            <text:p>53246864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5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084865" calcext:value-type="float">
            <text:p>51084865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922865" calcext:value-type="float">
            <text:p>4892286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760859" calcext:value-type="float">
            <text:p>46760859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98866" calcext:value-type="float">
            <text:p>44598866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436866" calcext:value-type="float">
            <text:p>42436866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5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274860" calcext:value-type="float">
            <text:p>40274860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112860" calcext:value-type="float">
            <text:p>38112860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950861" calcext:value-type="float">
            <text:p>35950861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788862" calcext:value-type="float">
            <text:p>33788862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626871" calcext:value-type="float">
            <text:p>31626871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464880" calcext:value-type="float">
            <text:p>29464880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69751" calcext:value-type="float">
            <text:p>2326975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113752" calcext:value-type="float">
            <text:p>21113752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955754" calcext:value-type="float">
            <text:p>18955754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97755" calcext:value-type="float">
            <text:p>16797755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7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641755" calcext:value-type="float">
            <text:p>14641755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85749" calcext:value-type="float">
            <text:p>12485749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29748" calcext:value-type="float">
            <text:p>10329748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73749" calcext:value-type="float">
            <text:p>8173749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7197" calcext:value-type="float">
            <text:p>6017197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6.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ador</text:p>
          </table:table-cell>
          <table:table-cell office:value-type="string" calcext:value-type="string">
            <text:p>rx_timestamp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sftx</text:p>
          </table:table-cell>
          <table:table-cell office:value-type="string" calcext:value-type="string">
            <text:p>sfrx</text:p>
          </table:table-cell>
          <table:table-cell office:value-type="string" calcext:value-type="string">
            <text:p>tx_trials</text:p>
          </table:table-cell>
          <table:table-cell office:value-type="string" calcext:value-type="string">
            <text:p>tx_power</text:p>
          </table:table-cell>
          <table:table-cell office:value-type="string" calcext:value-type="string">
            <text:p>tx_time_on_air</text:p>
          </table:table-cell>
          <table:table-cell office:value-type="string" calcext:value-type="string">
            <text:p>tx_counter</text:p>
          </table:table-cell>
          <table:table-cell office:value-type="string" calcext:value-type="string">
            <text:p>tx_frequen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6:57:12.060139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7:15:35.034790793</dc:date>
    <meta:editing-duration>PT16M</meta:editing-duration>
    <meta:editing-cycles>2</meta:editing-cycles>
    <meta:generator>LibreOffice/5.1.6.2$Linux_X86_64 LibreOffice_project/10m0$Build-2</meta:generator>
    <meta:document-statistic meta:table-count="1" meta:cell-count="5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37cm" svg:height="13.345cm" xlink:href=".." xlink:type="simple" chart:class="chart:scatter" chart:style-name="ch1">
        <chart:title svg:x="8.372cm" svg:y="0.402cm" chart:style-name="ch2">
          <text:p>RSSI do Gateway para o EndNode</text:p>
        </chart:title>
        <chart:legend chart:legend-position="end" svg:x="22.426cm" svg:y="6.373cm" style:legend-expansion="high" chart:style-name="ch3"/>
        <chart:plot-area chart:style-name="ch4" table:cell-range-address="ENDNODE_20190509163329.A2:ENDNODE_20190509163329.A53 ENDNODE_20190509163329.C1:ENDNODE_20190509163329.C53" chart:data-source-has-labels="row" svg:x="1.485cm" svg:y="1.447cm" svg:width="20.467cm" svg:height="10.651cm">
          <chartooo:coordinate-region svg:x="2.212cm" svg:y="1.646cm" svg:width="19.553cm" svg:height="10.253cm"/>
          <chart:axis chart:dimension="x" chart:name="primary-x" chart:style-name="ch5">
            <chart:title svg:x="10.986cm" svg:y="12.364cm" chart:style-name="ch6">
              <text:p>Contador</text:p>
            </chart:title>
          </chart:axis>
          <chart:axis chart:dimension="y" chart:name="primary-y" chart:style-name="ch5">
            <chart:title svg:x="0.451cm" svg:y="7.2cm" chart:style-name="ch7">
              <text:p>RSSI</text:p>
            </chart:title>
            <chart:grid chart:style-name="ch8" chart:class="major"/>
          </chart:axis>
          <chart:series chart:style-name="ch9" chart:values-cell-range-address="ENDNODE_20190509163329.C2:ENDNODE_20190509163329.C53" chart:label-cell-address="ENDNODE_20190509163329.C1:ENDNODE_20190509163329.C1" chart:class="chart:scatter">
            <chart:domain table:cell-range-address="ENDNODE_20190509163329.A2:ENDNODE_20190509163329.A53"/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si</text:p>
                <draw:g>
                  <svg:desc>ENDNODE_20190509163329.C1:ENDNODE_20190509163329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NDNODE_20190509163329.A2:ENDNODE_20190509163329.A53</svg:desc>
                </draw:g>
              </table:table-cell>
              <table:table-cell office:value-type="float" office:value="NaN">
                <text:p>NaN</text:p>
                <draw:g>
                  <svg:desc>ENDNODE_20190509163329.C2:ENDNODE_20190509163329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-40">
                <text:p>-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